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B800000BB88C59D8CB610C70E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0.999cm" svg:height="20.999cm" svg:x="1.401cm" svg:y="0cm">
          <draw:image xlink:href="Pictures/1000000000000BB800000BB88C59D8CB610C70E2.png" xlink:type="simple" xlink:show="embed" xlink:actuate="onLoad" loext:mime-type="image/png">
            <text:p/>
          </draw:image>
        </draw:frame>
        <draw:frame draw:style-name="gr2" draw:text-style-name="P2" draw:layer="layout" svg:width="1.277cm" svg:height="1.362cm" svg:x="0.6cm" svg:y="2.2cm">
          <draw:text-box>
            <text:p>(a)</text:p>
          </draw:text-box>
        </draw:frame>
        <draw:frame draw:style-name="gr3" draw:text-style-name="P2" draw:layer="layout" svg:width="1.477cm" svg:height="1.673cm" svg:x="0.6cm" svg:y="8cm">
          <draw:text-box>
            <text:p>(b)</text:p>
          </draw:text-box>
        </draw:frame>
        <draw:frame draw:style-name="gr2" draw:text-style-name="P2" draw:layer="layout" svg:width="1.277cm" svg:height="1.362cm" svg:x="0.601cm" svg:y="14.2cm">
          <draw:text-box>
            <text:p>(c)</text:p>
          </draw:text-box>
        </draw:frame>
        <draw:frame draw:style-name="gr2" draw:text-style-name="P2" draw:layer="layout" svg:width="1.277cm" svg:height="1.362cm" svg:x="13.301cm" svg:y="2.2cm">
          <draw:text-box>
            <text:p>(d)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1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8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5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4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8.053cm" svg:height="7.047cm" svg:x="1.62cm" svg:y="2.397cm"/>
      <draw:page-thumbnail draw:layer="backgroundobjects" svg:width="8.053cm" svg:height="7.047cm" svg:x="1.62cm" svg:y="10.445cm"/>
      <draw:page-thumbnail draw:layer="backgroundobjects" svg:width="8.053cm" svg:height="7.047cm" svg:x="1.62cm" svg:y="18.493cm"/>
      <draw:page-thumbnail draw:layer="backgroundobjects" svg:width="8.053cm" svg:height="7.047cm" svg:x="11.915cm" svg:y="2.397cm"/>
      <draw:page-thumbnail draw:layer="backgroundobjects" svg:width="8.053cm" svg:height="7.047cm" svg:x="11.915cm" svg:y="10.445cm"/>
      <draw:page-thumbnail draw:layer="backgroundobjects" svg:width="8.053cm" svg:height="7.047cm" svg:x="11.915cm" svg:y="18.493cm"/>
    </style:handout-master>
    <style:master-page style:name="Default" style:page-layout-name="PM1" draw:style-name="Mdp1">
      <draw:frame presentation:style-name="Default-title" draw:layer="backgroundobjects" svg:width="21.599cm" svg:height="3.505cm" svg:x="1.2cm" svg:y="0.836cm" presentation:class="title" presentation:placeholder="true">
        <draw:text-box/>
      </draw:frame>
      <draw:frame presentation:style-name="Default-outline1" draw:layer="backgroundobjects" svg:width="21.599cm" svg:height="12.178cm" svg:x="1.2cm" svg:y="4.913cm" presentation:class="outline" presentation:placeholder="true">
        <draw:text-box/>
      </draw:frame>
      <draw:frame presentation:style-name="Mpr1" draw:text-style-name="MP2" draw:layer="backgroundobjects" svg:width="5.591cm" svg:height="1.446cm" svg:x="1.2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7.607cm" svg:height="1.446cm" svg:x="8.208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5.591cm" svg:height="1.446cm" svg:x="17.208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1T12:19:29.664151629</meta:creation-date>
    <dc:date>2021-05-31T12:24:41.186051670</dc:date>
    <meta:editing-duration>PT5M12S</meta:editing-duration>
    <meta:editing-cycles>1</meta:editing-cycles>
    <meta:document-statistic meta:object-count="28"/>
    <meta:generator>LibreOffice/6.4.7.2$Linux_X86_64 LibreOffice_project/40$Build-2</meta:generator>
  </office:meta>
</office:document-meta>
</file>